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3270 Nerd Font Propo" svg:font-family="'3270 Nerd Font Propo'" style:font-pitch="variable"/>
    <style:font-face style:name="BigBlueTermPlus Nerd Font" svg:font-family="'BigBlueTermPlus Nerd Font'" style:font-pitch="fixed"/>
    <style:font-face style:name="BlexMono Nerd Font Propo SemiBold" svg:font-family="'BlexMono Nerd Font Propo SemiBold'" style:font-pitch="variable"/>
    <style:font-face style:name="Cormorant" svg:font-family="Cormorant" style:font-adornments="SemiBol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ce style:name="Inconsolata Extra Expanded Medium" svg:font-family="'Inconsolata Extra Expanded Medium'" style:font-pitch="fixed"/>
    <style:font-face style:name="Iosevka NF ExtraLight" svg:font-family="'Iosevka NF ExtraLight'" style:font-pitch="variable"/>
    <style:font-face style:name="IosevkaTerm NF Heavy" svg:font-family="'IosevkaTerm NF Heavy'"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lex Nerd Font Propo" svg:font-family="'Lilex Nerd Font Propo'"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Heading_20_1">
      <style:text-properties officeooo:paragraph-rsid="00150607"/>
    </style:style>
    <style:style style:name="P2" style:family="paragraph" style:parent-style-name="Standard">
      <style:text-properties style:font-name="IosevkaTerm NF Heavy"/>
    </style:style>
    <style:style style:name="P3" style:family="paragraph" style:parent-style-name="Text_20_body">
      <style:text-properties style:font-name="IosevkaTerm NF Heavy"/>
    </style:style>
    <style:style style:name="P4" style:family="paragraph" style:parent-style-name="Text_20_body">
      <style:text-properties officeooo:paragraph-rsid="00150607"/>
    </style:style>
    <style:style style:name="T1" style:family="text">
      <style:text-properties officeooo:rsid="001506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P1" text:outline-level="1"><text:span text:style-name="T1">GREETZ AT THE IMPACT ZONE VIRGINIA</text:span></text:h>
      <text:p text:style-name="P4"/>
      <text:p text:style-name="P3">In the heart of rural Virginia, nestled among the rolling hills and acres of farmland, there existed an unconventional haven known as the "Redneck Makerspace." It was a place where innovation mingled with Southern charm, and the community members were as tough as the tractors they lovingly restored.</text:p>
      <text:p text:style-name="P3">Run by a group of dedicated and resourceful individuals, the Makerspace was a hub for all things mechanical, inventive, and occasionally eccentric. Led by a charismatic man named Jeb, the team had a particular fondness for tractors and a unique fascination with geothermal energy. However, their ambitions went beyond the ordinary.</text:p>
      <text:p text:style-name="P3">With the Chesapeake Bay Impact Crater not far from their workshop, the Makerspace dreamt of unlocking the treasures hidden beneath the layers of geological history. Jeb's eyes sparkled with excitement as he shared his vision with the group. They imagined tapping into the Earth's natural heat through enhanced geothermal techniques and harnessing it to power the region, all while extracting precious metals from the remnants of the ancient impact.</text:p>
      <text:p text:style-name="P3">Their plan was audacious, to say the least, but the Makerspace was a place where audacious dreams were born. The team set to work, combining their knowledge of tractor repair with an insatiable hunger for learning about mining and geothermal technologies. With resourcefulness characteristic of the redneck spirit, they repurposed discarded machinery, collaborated with local geologists, and scoured academic papers to understand the complexities of their endeavor.</text:p>
      <text:p text:style-name="P3">As the Makerspace evolved, it became a spectacle of ingenuity and collaboration. People from all walks of life joined the cause, drawn by the allure of contributing to something that blended innovation with the region's heritage. Farmers, engineers, scientists, and even artists lent their skills to the cause, resulting in an eclectic community united by a shared goal.</text:p>
      <text:p text:style-name="P3">The Makerspace's reputation spread far and wide, catching the attention of investors intrigued by their unique approach. Funding poured in, enabling them to acquire state-of-the-art tunneling equipment and geothermal technology. As the drilling machines began their work beneath the layers of the Chesapeake Bay hydro-geological formation, the community held its breath in anticipation.</text:p>
      <text:p text:style-name="P3"><text:soft-page-break/>Months turned into years as the Makerspace team worked tirelessly beneath the Earth's surface. The tunnels they created snaked through the ancient layers, and the geothermal energy they harnessed began to power not just the local area, but nearby towns as well. And as they extracted precious metals from the depths of the Chesapeake Bay Impact Crater, they added a new dimension to their mission: sustainability. The metals were carefully harvested and repurposed for various industries, reducing the need for environmentally destructive mining practices.</text:p>
      <text:p text:style-name="P3">The Redneck Makerspace became a symbol of what a passionate community could achieve when driven by a shared purpose. They had bridged the gap between the past and the future, turning a redneck passion for tractors into a force for innovation and environmental stewardship. As they stood on the workshop's porch, gazing out at the rolling hills, they knew that they were not just repairing tractors or extracting metals – they were shaping a brighter future for their region and the world beyond.</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3270 Nerd Font Propo" svg:font-family="'3270 Nerd Font Propo'" style:font-pitch="variable"/>
    <style:font-face style:name="BigBlueTermPlus Nerd Font" svg:font-family="'BigBlueTermPlus Nerd Font'" style:font-pitch="fixed"/>
    <style:font-face style:name="BlexMono Nerd Font Propo SemiBold" svg:font-family="'BlexMono Nerd Font Propo SemiBold'" style:font-pitch="variable"/>
    <style:font-face style:name="Cormorant" svg:font-family="Cormorant" style:font-adornments="SemiBol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ce style:name="Inconsolata Extra Expanded Medium" svg:font-family="'Inconsolata Extra Expanded Medium'" style:font-pitch="fixed"/>
    <style:font-face style:name="Iosevka NF ExtraLight" svg:font-family="'Iosevka NF ExtraLight'" style:font-pitch="variable"/>
    <style:font-face style:name="IosevkaTerm NF Heavy" svg:font-family="'IosevkaTerm NF Heavy'"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lex Nerd Font Propo" svg:font-family="'Lilex Nerd Font Propo'"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22:53:21.626669005</meta:creation-date>
    <dc:date>2023-08-15T23:00:05.963433795</dc:date>
    <meta:editing-duration>PT6M45S</meta:editing-duration>
    <meta:editing-cycles>1</meta:editing-cycles>
    <meta:document-statistic meta:table-count="0" meta:image-count="0" meta:object-count="0" meta:page-count="2" meta:paragraph-count="9" meta:word-count="518" meta:character-count="3385" meta:non-whitespace-character-count="2875"/>
    <meta:generator>LibreOffice/7.5.5.2$Linux_X86_64 LibreOffice_project/50$Build-2</meta:generator>
  </office:meta>
</office:document-meta>
</file>